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638" officeooo:paragraph-rsid="0005c638"/>
    </style:style>
    <style:style style:name="P2" style:family="paragraph" style:parent-style-name="Standard">
      <style:text-properties officeooo:rsid="000df7f8" officeooo:paragraph-rsid="000df7f8"/>
    </style:style>
    <style:style style:name="P3" style:family="paragraph" style:parent-style-name="Standard">
      <style:text-properties officeooo:rsid="00102080" officeooo:paragraph-rsid="00102080"/>
    </style:style>
    <style:style style:name="P4" style:family="paragraph" style:parent-style-name="Standard">
      <style:text-properties officeooo:rsid="000c2094" officeooo:paragraph-rsid="000c2094"/>
    </style:style>
    <style:style style:name="P5" style:family="paragraph" style:parent-style-name="Standard">
      <style:text-properties officeooo:rsid="00118a6f" officeooo:paragraph-rsid="00118a6f"/>
    </style:style>
    <style:style style:name="P6" style:family="paragraph" style:parent-style-name="Standard">
      <style:text-properties officeooo:rsid="00129842" officeooo:paragraph-rsid="00129842"/>
    </style:style>
    <style:style style:name="P7" style:family="paragraph" style:parent-style-name="Standard">
      <style:text-properties fo:font-size="13.5pt" officeooo:rsid="00129842" officeooo:paragraph-rsid="00129842" style:font-name-asian="Microsoft YaHei" style:font-size-asian="13.5pt"/>
    </style:style>
    <style:style style:name="P8" style:family="paragraph" style:parent-style-name="Standard">
      <style:text-properties officeooo:rsid="00155133" officeooo:paragraph-rsid="00155133"/>
    </style:style>
    <style:style style:name="P9" style:family="paragraph" style:parent-style-name="Standard">
      <style:text-properties officeooo:rsid="0017256f" officeooo:paragraph-rsid="0017256f"/>
    </style:style>
    <style:style style:name="P10" style:family="paragraph" style:parent-style-name="Standard">
      <style:text-properties officeooo:rsid="00186e81" officeooo:paragraph-rsid="00186e81"/>
    </style:style>
    <style:style style:name="P11" style:family="paragraph" style:parent-style-name="Text_20_body">
      <style:text-properties fo:font-size="13.5pt" officeooo:rsid="00129842" officeooo:paragraph-rsid="00129842" style:font-name-asian="Microsoft YaHei" style:font-size-asian="13.5pt"/>
    </style:style>
    <style:style style:name="P12" style:family="paragraph" style:parent-style-name="Text_20_body">
      <style:text-properties officeooo:rsid="0017256f" officeooo:paragraph-rsid="0017256f"/>
    </style:style>
    <style:style style:name="P13" style:family="paragraph" style:parent-style-name="Preformatted_20_Text">
      <style:text-properties officeooo:rsid="00186e81" officeooo:paragraph-rsid="00186e81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dd65c"/>
    </style:style>
    <style:style style:name="P16" style:family="paragraph" style:parent-style-name="Standard">
      <style:text-properties officeooo:rsid="000b0fc7" officeooo:paragraph-rsid="000b0fc7"/>
    </style:style>
    <style:style style:name="P17" style:family="paragraph" style:parent-style-name="Standard">
      <style:text-properties officeooo:rsid="001ef092" officeooo:paragraph-rsid="001ef092"/>
    </style:style>
    <style:style style:name="P18" style:family="paragraph" style:parent-style-name="Standard">
      <style:text-properties officeooo:rsid="0021176b" officeooo:paragraph-rsid="0021176b"/>
    </style:style>
    <style:style style:name="P19" style:family="paragraph" style:parent-style-name="Standard">
      <style:text-properties officeooo:paragraph-rsid="0021176b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rsid="001dd65c" officeooo:paragraph-rsid="001dd65c"/>
    </style:style>
    <style:style style:name="T1" style:family="text">
      <style:text-properties officeooo:rsid="000e9d9e"/>
    </style:style>
    <style:style style:name="T2" style:family="text">
      <style:text-properties officeooo:rsid="00129842"/>
    </style:style>
    <style:style style:name="T3" style:family="text">
      <style:text-properties officeooo:rsid="00155133"/>
    </style:style>
    <style:style style:name="T4" style:family="text">
      <style:text-properties officeooo:rsid="0018ffad"/>
    </style:style>
    <style:style style:name="T5" style:family="text">
      <style:text-properties fo:color="#333333"/>
    </style:style>
    <style:style style:name="T6" style:family="text">
      <style:text-properties fo:color="#006666"/>
    </style:style>
    <style:style style:name="T7" style:family="text">
      <style:text-properties fo:color="#006666" officeooo:rsid="001c4489"/>
    </style:style>
    <style:style style:name="T8" style:family="text">
      <style:text-properties officeooo:rsid="001dd65c"/>
    </style:style>
    <style:style style:name="T9" style:family="text">
      <style:text-properties officeooo:rsid="001ef092"/>
    </style:style>
    <style:style style:name="T10" style:family="text">
      <style:text-properties officeooo:rsid="002117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更新新卡驱动</text:p>
      <text:p text:style-name="P17">sudo add-apt-repository ppa:graphics-drivers/ppa</text:p>
      <text:p text:style-name="P17">sudo apt-get update</text:p>
      <text:p text:style-name="P17">sudo apt-get upgrade</text:p>
      <text:p text:style-name="P17">sudo apt-get install nvidia-384</text:p>
      <text:p text:style-name="P17"/>
      <text:p text:style-name="P17">nvidia-smi<text:tab/><text:tab/><text:tab/>#检查驱动情况</text:p>
      <text:p text:style-name="P17"/>
      <text:p text:style-name="P17">2.安装CUDA——V8</text:p>
      <text:p text:style-name="P17">sudo apt install nvidia-cuda-toolkit<text:tab/><text:tab/><text:tab/>#自动安装但是版本较低</text:p>
      <text:p text:style-name="P17"/>
      <text:p text:style-name="P17">官网下载并安装</text:p>
      <text:p text:style-name="P17"/>
      <text:p text:style-name="P17">#检查是否安装CUDA <text:s text:c="2"/></text:p>
      <text:p text:style-name="P17">nvcc -V</text:p>
      <text:p text:style-name="P17"/>
      <text:p text:style-name="P17">#配置CUDA变量</text:p>
      <text:p text:style-name="P17">sudo gedit /etc/profile或~/.bashrc</text:p>
      <text:p text:style-name="P17">export PATH=$PATH:/usr/local/cuda-9.1/bin <text:s/></text:p>
      <text:p text:style-name="P17">export LD_LIBRARY_PATH=/usr/local/cuda-9.1/lib64:/lib</text:p>
      <text:p text:style-name="P17"/>
      <text:p text:style-name="P17">source /etc/profile（对应profile）或sudo ldconfig（对应bashrc）</text:p>
      <text:p text:style-name="P17">3.安装CUDNN——V6</text:p>
      <text:p text:style-name="P17">sudo dpkg -i libcudnn7_7.0.5.15-1+cuda9.1_amd64.deb</text:p>
      <text:p text:style-name="P17"/>
      <text:p text:style-name="P17">sudo apt-get autoremove –purge libcudnn7<text:tab/><text:tab/><text:tab/>#卸载cudnn</text:p>
      <text:p text:style-name="P17"/>
      <text:p text:style-name="P17">4.安装tensorflow</text:p>
      <text:p text:style-name="P17">pip install tensorflow-gpu==1.4</text:p>
      <text:p text:style-name="P17">#检查tensorflow</text:p>
      <text:p text:style-name="P17"/>
      <text:p text:style-name="P17">import tensorflow as tf</text:p>
      <text:p text:style-name="P17">hello = tf.constant('Hello, TensorFlow!')</text:p>
      <text:p text:style-name="P17">sess = tf.Session()</text:p>
      <text:p text:style-name="P17">print(sess.run(hello))</text:p>
      <text:p text:style-name="P17"/>
      <text:p text:style-name="P17">5.安装openCV3.2</text:p>
      <text:p text:style-name="P17">conda install -c menpo opencv3=3.2.0</text:p>
      <text:p text:style-name="P17"/>
      <text:p text:style-name="P17">6.安装pytorch</text:p>
      <text:p text:style-name="P17"/>
      <text:p text:style-name="P18">7.常用命令</text:p>
      <text:p text:style-name="P19">sudo nautilus <text:tab/><text:tab/><text:tab/><text:tab/><text:span text:style-name="T10">#管理员身份打开文件管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1:17:59.980139369</meta:creation-date>
    <dc:date>2018-01-23T09:11:01.391152459</dc:date>
    <meta:editing-duration>PT3H30M4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68" meta:character-count="802" meta:non-whitespace-character-count="742"/>
  </office:meta>
</office:document-meta>
</file>